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ext:s/>The predicate is defined to hold under the sum of rules listed in Figure ?. <text:s/>The Result rule says that a state containing a result variable expression steps to a state with the expression from the first frame on the continuation stack, the frame's environment updated with the unbound frame variable mapping to the result variable's bound value. <text:s/>In essence, it models returning from a function call, as well as returning from a case expression. </text:p>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text:soft-page-break/>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2T07:55:11</dc:date>
    <dc:creator>Thomas Logan</dc:creator>
    <meta:generator>OpenOffice/4.1.3$Unix OpenOffice.org_project/413m1$Build-9783</meta:generator>
    <meta:editing-duration>P31DT8H36M49S</meta:editing-duration>
    <meta:editing-cycles>531</meta:editing-cycles>
    <meta:document-statistic meta:table-count="0" meta:image-count="0" meta:object-count="0" meta:page-count="20" meta:paragraph-count="263" meta:word-count="8040" meta:character-count="49309"/>
  </office:meta>
</office:document-meta>
</file>